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8.5pt" style:font-size-asian="8.5pt" style:font-size-complex="8.5pt"/>
    </style:style>
    <style:style style:name="P2" style:family="paragraph" style:parent-style-name="Standard" style:master-page-name="Standard">
      <style:paragraph-properties style:page-number="auto"/>
      <style:text-properties style:font-name="Arial" fo:font-size="8.5pt" fo:language="en" fo:country="US" fo:font-weight="bold" style:font-size-asian="8.5pt" style:font-weight-asian="bold" style:font-size-complex="8.5pt"/>
    </style:style>
    <style:style style:name="P3" style:family="paragraph" style:parent-style-name="Standard">
      <style:text-properties style:font-name="Arial" fo:font-size="8.5pt" fo:language="en" fo:country="US" style:font-size-asian="8.5pt" style:font-size-complex="8.5pt"/>
    </style:style>
    <style:style style:name="P4" style:family="paragraph" style:parent-style-name="Standard">
      <style:text-properties fo:color="#0066cc" style:font-name="Arial" fo:font-size="8.5pt" fo:language="en" fo:country="US" style:font-size-asian="8.5pt" style:font-size-complex="8.5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background-color="transparent"/>
    </style:style>
    <style:style style:name="T4" style:family="text">
      <style:text-properties fo:color="#0066cc"/>
    </style:style>
    <style:style style:name="T5" style:family="text">
      <style:text-properties fo:color="#0066cc"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urrent Design:</text:p>
      <text:p text:style-name="P3">16 different objects = 14 similar in shape + 2 dissimilar (cup and kettle)</text:p>
      <text:p text:style-name="P3">2 Orientations * 3 Luminance = 6 conditions * 4/6 repetitions</text:p>
      <text:p text:style-name="P3">=&gt; Makes that one given participant sees the same object in 6 different conditions in each repetition level, and hence that repetition is also mixed with condition. Of course, you can make sure that the very first presentation of a given object will be in a different condition for each participant <text:s/>- Still, this might not be optimal as you cannot really disentangle the effect of repetition from condition.<text:line-break/></text:p>
      <text:p text:style-name="P1"><text:span text:style-name="T2">A somewhat "cleaner" design</text:span><text:span text:style-name="T1"> (and more conventional in psycholinguistic research at least) would consist of having (x * 6 = 6 sets of) different objects, such that x objects are presented in Orientation Right / Luminance Low (OR/LL), x other objects in Orientation Left / Luminance Low (OL/LL), x other objects in Orientation Right / Luminance High (OR / LH), x other objects in OL / LH, x other objects in OR / LN, and x other objects in OL / LN.... and hence to have a multiple of 6 for the number of participants. You would then be able to apply a Latin Square design making that Set #1 of x objects would be seen in OR / LL in Participant 1, in OL / LL in Participant 2, in OR / LH in Participant 3, Set #2 of x objects would be seen in OL / LL for Participant 1, in OR / LH in Participant 2, in OL / LH in Participant 3... (see table below)</text:span></text:p>
      <text:p text:style-name="P3">Thus, each subject would run all conditions and see all objects, but would see each object only once for a given level of repetition, while all objects would be seen in all conditions across participants. This would be a within-subject design with Subject BY Orientation BY Luminance BY Repetition as well a within-item design with item BY Orientation BY Luminance BY Repetition, thus allowing you to conduct subject as well as item analyses. <text:span text:style-name="T4">This allows us to block two factors, but not to look at both participant and item at the same time. For example, we cannot investigate RT as a function of gender and item? (With the prediction being that males might be faster for garage tools, etc.). Same holds for handedness.</text:span></text:p>
      <text:p text:style-name="P1"><text:span text:style-name="T1">The problem of course is how many different action objects you can find, </text:span><text:span text:style-name="T3">knowing that a minimum of x = 10 would be required, and that x = 15 or so would even be better</text:span><text:span text:style-name="T1">. You clearly cannot find 10 * 6 (or 15 * 6) different objects which are horizontally-oriented action-related objects!! However, you could well have different subsets of objects differing for instance by their orientation (or something else...), like 30 horizontally oriented, and 30 vertically oriented <text:s/>with a lateral handle (of the type of the cup and the kettle). </text:span><text:span text:style-name="T5">Note that we cannot analyse the difference between vertical and horizontal. In order to do so, Rotation should be a condition with the levels Horizontal and Vertical (or something). </text:span><text:span text:style-name="T1">This would make a total of 60 objects and raise "x" to 10. If it is just too difficult to find so many different objects, you may also want to find different visual representations of a given object (which would still be better I think than repeating the exact same object) </text:span><text:span text:style-name="T5">Orientation is a manipulation itself, so by doing this I may make a clean design messy again, and difficult to 'sell'. Also, we should in this case match cases where the handle is the lower end vs the upper end of the object.</text:span></text:p>
      <text:p text:style-name="P3">Of course, you would distribute these two subsets of objects equally across conditions, meaning that you would have 5 horizontally oriented objects (2 kitchen + 3 garage) + 5 vertically oriented objects (3 kitchen + 2 garage) <text:span text:style-name="T4">should be either 2 /2 or 3 /3 because otherwise the distribution of kitchen vs garage tools amongst vertically and horizontally presented objects could become informative for the participant (such that, for example, horizontal objects are more likely to b ea garage tool)</text:span>in each condition, and this would turn across subjects. As an example:</text:p>
      <text:p text:style-name="P3"><text:s/>For instance, List 1 would be made of: </text:p>
      <text:p text:style-name="P3"><text:tab/>Pan + Toaster + Hammer + Saw + Screwdriver + </text:p>
      <text:p text:style-name="P3"><text:tab/>Glass + Kettle + Percolator + Clamp + XX</text:p>
      <text:p text:style-name="P3">And your Latin-Square design would look like this: </text:p>
      <text:p text:style-name="P3"><text:tab/> <text:s text:c="3"/>OR / LL<text:tab/>OL / LL<text:tab/><text:tab/>OR / LH<text:tab/><text:tab/>OL / LL<text:tab/><text:tab/>OR / LN<text:tab/><text:tab/>OL / LN</text:p>
      <text:p text:style-name="P3">Subject 1 <text:s/>List 1<text:tab/><text:tab/>List 2<text:tab/><text:tab/>List 3<text:tab/><text:tab/>List 4<text:tab/><text:tab/>List 5<text:tab/><text:tab/>List 6</text:p>
      <text:p text:style-name="P3">Subject 2 <text:s/>List 2<text:tab/><text:tab/>List 3<text:tab/><text:tab/>List 4<text:tab/><text:tab/>List 5<text:tab/><text:tab/>List 6<text:tab/><text:tab/>List 1</text:p>
      <text:p text:style-name="P3">Subject 3 List 3<text:tab/><text:tab/>List 4<text:tab/><text:tab/>List 5<text:tab/><text:tab/>List 6<text:tab/><text:tab/>List 1<text:tab/><text:tab/>List 2....</text:p>
      <text:p text:style-name="P3">Subject 4/5/6...</text:p>
      <text:p text:style-name="P4">Repeat the same design for extra 6 participants? Otherwise degrees of freedom will be (too) low..?</text:p>
      <text:p text:style-name="P3"><text:soft-page-break/>Note that as fillers or controls you could have 20 kind of symmetrical action-related objects with a handle on the top or at the bottom (like a bucket); these would prevent subjects to adopt strategies such as always moving to the right, if both parts of the objects appear to be informative... these could also add to the filler non-action objects we previously talked about, but not necessarily.<text:span text:style-name="T4"> This would just be to prevent participants from adapting a stragegy and to have a wider range of objects as an 'operationalisation' of graspable objects. Not to analyse them afterwarsd. To this purpose, Symmetry (Symmetrical vs Asymmetrical) should be a manipulated factor. With a factorial design this wouldn't be a problem.</text:span></text:p>
      <text:p text:style-name="P3">Of course, if you have an additional variable which is the display condition (gap vs overlap for instance), this would double the number of different objects that you would need, and then this may become completely crazy. But at least if you would apply a Latin-Square design to the 6 above conditions, that would already be very ni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e</meta:initial-creator>
    <meta:editing-cycles>30</meta:editing-cycles>
    <meta:creation-date>2012-11-08T20:00:00</meta:creation-date>
    <dc:date>2012-11-20T17:33:15</dc:date>
    <meta:editing-duration>PT2M17S</meta:editing-duration>
    <meta:generator>LibreOffice/3.5$Linux_X86_64 LibreOffice_project/350m1$Build-2</meta:generator>
    <meta:print-date>2012-11-20T15:05:25</meta:print-date>
    <meta:document-statistic meta:table-count="0" meta:image-count="0" meta:object-count="0" meta:page-count="2" meta:paragraph-count="20" meta:word-count="985" meta:character-count="5491" meta:non-whitespace-character-count="44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